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1.65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16.895cm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svg:stroke-color="#000000" draw:fill="none" draw:textarea-vertical-align="middle" draw:auto-grow-height="false" fo:min-height="2.88cm" fo:min-width="0cm"/>
    </style:style>
    <style:style style:name="gr1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385cm"/>
    </style:style>
    <style:style style:name="gr14" style:family="graphic" style:parent-style-name="standard">
      <style:graphic-properties draw:stroke="none" svg:stroke-color="#000000" draw:fill="none" draw:fill-color="#ffffff" fo:min-height="0.512cm"/>
    </style:style>
    <style:style style:name="gr15" style:family="graphic" style:parent-style-name="standard">
      <style:graphic-properties draw:stroke="none" svg:stroke-color="#000000" draw:fill="none" draw:fill-color="#ffffff" fo:min-height="15.625cm"/>
    </style:style>
    <style:style style:name="gr16" style:family="graphic" style:parent-style-name="standard">
      <style:graphic-properties draw:stroke="none" svg:stroke-color="#000000" draw:fill="none" draw:fill-color="#ffffff" fo:min-height="0.62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text-position="-33%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33% 58%"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text-position="-33% 58%" fo:font-size="16pt" style:font-size-asian="16pt" style:font-size-complex="16pt"/>
    </style:style>
    <style:style style:name="T6" style:family="text">
      <style:text-properties fo:font-size="16pt" fo:text-shadow="1pt 1pt" style:font-size-asian="16pt" style:font-size-complex="16pt"/>
    </style:style>
    <style:style style:name="T7" style:family="text">
      <style:text-properties style:text-position="-33% 58%" fo:font-size="16pt" fo:text-shadow="1pt 1pt" style:font-size-asian="16pt" style:font-size-complex="16pt"/>
    </style:style>
    <style:style style:name="T8" style:family="text">
      <style:text-properties fo:font-size="16pt" fo:text-shadow="none" style:font-size-asian="16pt" style:font-size-complex="16pt"/>
    </style:style>
    <style:style style:name="T9" style:family="text">
      <style:text-properties style:font-name="Liberation Sans2" fo:font-size="16pt" style:font-name-asian="Liberation Sans2" style:font-size-asian="16pt" style:font-name-complex="Liberation Sans2" style:font-size-complex="16pt"/>
    </style:style>
    <style:style style:name="T10" style:family="text">
      <style:text-properties style:font-name="Liberation Sans" fo:font-size="16pt" style:font-name-asian="Liberation Sans2" style:font-size-asian="16pt" style:font-name-complex="Liberation Sans2" style:font-size-complex="16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position="-33% 58%" fo:font-style="italic" style:font-style-asian="italic" style:font-style-complex="italic"/>
    </style:style>
    <style:style style:name="T13" style:family="text">
      <style:text-properties style:text-position="0% 100%"/>
    </style:style>
    <style:style style:name="T14" style:family="text">
      <style:text-properties style:text-position="0% 100%" fo:font-style="italic" style:font-style-asian="italic" style:font-style-complex="italic"/>
    </style:style>
    <style:style style:name="T15" style:family="text">
      <style:text-properties style:text-position="-33% 58%" style:font-name="Liberation Sans" fo:font-size="16pt" style:font-name-asian="Liberation Sans2" style:font-size-asian="16pt" style:font-name-complex="Liberation Sans2" style:font-size-complex="16pt"/>
    </style:style>
    <style:style style:name="T16" style:family="text">
      <style:text-properties style:text-position="0% 100%" style:font-name="Liberation Sans" fo:font-size="16pt" style:font-name-asian="Liberation Sans2" style:font-size-asian="16pt" style:font-name-complex="Liberation Sans2" style:font-size-complex="16pt"/>
    </style:style>
    <style:style style:name="T17" style:family="text">
      <style:text-properties style:text-position="0% 100%" style:font-name="Liberation Sans2" fo:font-size="16pt" style:font-name-asian="Liberation Sans2" style:font-size-asian="16pt" style:font-name-complex="Liberation Sans2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59cm" svg:height="2.159cm" svg:x="3.286cm" svg:y="2.778cm">
          <text:p text:style-name="P1">Uni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429cm" svg:y1="4.048cm" svg:x2="4.429cm" svg:y2="7.096cm">
          <text:p/>
        </draw:line>
        <draw:frame draw:style-name="gr3" draw:text-style-name="P3" draw:layer="layout" svg:width="1.778cm" svg:height="1.27cm" svg:x="4.429cm" svg:y="5.572cm">
          <draw:text-box>
            <text:p>F<text:span text:style-name="T1">g,ver</text:span></text:p>
          </draw:text-box>
        </draw:frame>
        <draw:line draw:style-name="gr4" draw:text-style-name="P2" draw:layer="layout" svg:x1="4.429cm" svg:y1="4.048cm" svg:x2="7.604cm" svg:y2="4.048cm">
          <text:p/>
        </draw:line>
        <draw:frame draw:style-name="gr5" draw:text-style-name="P3" draw:layer="layout" svg:width="1.42cm" svg:height="1.114cm" svg:x="5.699cm" svg:y="3.061cm">
          <draw:text-box>
            <text:p>F<text:span text:style-name="T1">hor</text:span></text:p>
          </draw:text-box>
        </draw:frame>
        <draw:custom-shape draw:style-name="gr6" draw:text-style-name="P4" draw:layer="layout" svg:width="0.254cm" svg:height="0.254cm" svg:x="3.159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5.318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585cm" svg:height="0.826cm" svg:x="5.318cm" svg:y="2.016cm">
          <draw:text-box>
            <text:p><text:span text:style-name="T2">(x</text:span><text:span text:style-name="T3">2</text:span><text:span text:style-name="T2">,y</text:span><text:span text:style-name="T3">2</text:span><text:span text:style-name="T2">)</text:span></text:p>
          </draw:text-box>
        </draw:frame>
        <draw:frame draw:style-name="gr5" draw:text-style-name="P5" draw:layer="layout" svg:width="1.585cm" svg:height="0.826cm" svg:x="1.889cm" svg:y="5cm">
          <draw:text-box>
            <text:p text:style-name="P6"><text:span text:style-name="T2">(x</text:span><text:span text:style-name="T3">1</text:span><text:span text:style-name="T2">,y</text:span><text:span text:style-name="T3">1</text:span><text:span text:style-name="T2">)</text:span></text:p>
          </draw:text-box>
        </draw:frame>
        <draw:frame draw:style-name="gr7" draw:text-style-name="P8" draw:layer="layout" svg:width="10.414cm" svg:height="17.145cm" svg:x="9.763cm" svg:y="1.889cm">
          <draw:text-box>
            <text:p text:style-name="P7"><text:span text:style-name="T4"><text:tab/></text:span><text:span text:style-name="T4">To describe unit by itself we can define two points: (x</text:span><text:span text:style-name="T5">1</text:span><text:span text:style-name="T4">,y</text:span><text:span text:style-name="T5">1</text:span><text:span text:style-name="T4">) and (x</text:span><text:span text:style-name="T5">2</text:span><text:span text:style-name="T4">,y</text:span><text:span text:style-name="T5">2</text:span><text:span text:style-name="T4">) which describe position and size of the unit.</text:span></text:p>
            <text:p text:style-name="P7"><text:span text:style-name="T4"><text:tab/></text:span><text:span text:style-name="T4">Each unit has vertical and horizontal vectors of forces. We can describe force with its value and direction. Direction can be described by + and -: + is right direction, - is left. It allows easy adding forces with saving right direction.</text:span></text:p>
            <text:p text:style-name="P7"><text:span text:style-name="T4"><text:tab/></text:span><text:span text:style-name="T4">Superposition of internal and external forces of unit must cause moving of the unit. So unit should have two vectors of current speed: vertical and horizontal.</text:span></text:p>
            <text:p text:style-name="P7"><text:span text:style-name="T4"><text:tab/></text:span><text:span text:style-name="T4">In real world </text:span><text:span text:style-name="T6">a = F/m</text:span><text:span text:style-name="T4">, but in our simple model we can allow it be </text:span><text:span text:style-name="T6">a = F</text:span><text:span text:style-name="T4"> because all units have the same mass, let it equals 1. So our current speed </text:span><text:span text:style-name="T6">u = u</text:span><text:span text:style-name="T7">0</text:span><text:span text:style-name="T6"> + F*t. </text:span><text:span text:style-name="T8">In our computer model time is discrete and made from frames, so let 1 frame = n seconds. Current speed changes between frames is </text:span><text:span text:style-name="T6">u = u</text:span><text:span text:style-name="T7">pre </text:span><text:span text:style-name="T6">+ F</text:span><text:span text:style-name="T8">.</text:span></text:p>
          </draw:text-box>
        </draw:frame>
        <draw:line draw:style-name="gr8" draw:text-style-name="P2" draw:layer="layout" svg:x1="4.429cm" svg:y1="4.048cm" svg:x2="1.762cm" svg:y2="4.048cm">
          <text:p/>
        </draw:line>
        <draw:frame draw:style-name="gr5" draw:text-style-name="P3" draw:layer="layout" svg:width="1.488cm" svg:height="1.114cm" svg:x="1.925cm" svg:y="3.061cm">
          <draw:text-box>
            <text:p>U<text:span text:style-name="T1">hor</text:span></text:p>
          </draw:text-box>
        </draw:frame>
        <draw:line draw:style-name="gr8" draw:text-style-name="P2" draw:layer="layout" svg:x1="4.429cm" svg:y1="4.048cm" svg:x2="4.429cm" svg:y2="1.889cm">
          <text:p/>
        </draw:line>
        <draw:frame draw:style-name="gr5" draw:text-style-name="P3" draw:layer="layout" svg:width="1.467cm" svg:height="1.114cm" svg:x="3.216cm" svg:y="1.635cm">
          <draw:text-box>
            <text:p>U<text:span text:style-name="T1">ver</text:span></text:p>
          </draw:text-box>
        </draw:frame>
        <draw:frame draw:style-name="gr9" draw:text-style-name="P1" draw:layer="layout" svg:width="1.533cm" svg:height="0.96cm" svg:x="3.032cm" svg:y="8.16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" draw:layer="layout" svg:width="2.919cm" svg:height="1.562cm" svg:x="2.907cm" svg:y="12.4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1" draw:layer="layout" svg:width="2.999cm" svg:height="1.64cm" svg:x="2.954cm" svg:y="9.76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0" draw:text-style-name="P2" draw:layer="layout" svg:width="0.635cm" svg:height="3.302cm" svg:x="2.27cm" svg:y="8.23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2.159cm" svg:height="2.159cm" svg:x="3.286cm" svg:y="4.366cm">
          <text:p text:style-name="P1">Un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9cm" svg:height="2.159cm" svg:x="8.112cm" svg:y="2.778cm">
          <text:p text:style-name="P1">Unit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254cm" svg:height="0.254cm" svg:x="3.16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5.318cm" svg:y="4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7.985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254cm" svg:height="0.254cm" svg:x="10.144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585cm" svg:height="0.826cm" svg:x="1.89cm" svg:y="6.588cm">
          <draw:text-box>
            <text:p text:style-name="P6"><text:span text:style-name="T2">(x</text:span><text:span text:style-name="T3">1</text:span><text:span text:style-name="T2">,y</text:span><text:span text:style-name="T3">1</text:span><text:span text:style-name="T2">)</text:span></text:p>
          </draw:text-box>
        </draw:frame>
        <draw:frame draw:style-name="gr5" draw:text-style-name="P5" draw:layer="layout" svg:width="1.585cm" svg:height="0.826cm" svg:x="5.257cm" svg:y="3.54cm">
          <draw:text-box>
            <text:p text:style-name="P6"><text:span text:style-name="T2">(x</text:span><text:span text:style-name="T3">2</text:span><text:span text:style-name="T2">,y</text:span><text:span text:style-name="T3">2</text:span><text:span text:style-name="T2">)</text:span></text:p>
          </draw:text-box>
        </draw:frame>
        <draw:frame draw:style-name="gr5" draw:text-style-name="P5" draw:layer="layout" svg:width="1.771cm" svg:height="0.826cm" svg:x="6.527cm" svg:y="5cm">
          <draw:text-box>
            <text:p text:style-name="P6"><text:span text:style-name="T2">(x’</text:span><text:span text:style-name="T3">1</text:span><text:span text:style-name="T2">,y’</text:span><text:span text:style-name="T3">1</text:span><text:span text:style-name="T2">)</text:span></text:p>
          </draw:text-box>
        </draw:frame>
        <draw:frame draw:style-name="gr5" draw:text-style-name="P5" draw:layer="layout" svg:width="1.771cm" svg:height="0.826cm" svg:x="10.017cm" svg:y="1.952cm">
          <draw:text-box>
            <text:p text:style-name="P6"><text:span text:style-name="T2">(x’</text:span><text:span text:style-name="T3">2</text:span><text:span text:style-name="T2">,y’</text:span><text:span text:style-name="T3">2</text:span><text:span text:style-name="T2">)</text:span></text:p>
          </draw:text-box>
        </draw:frame>
        <draw:line draw:style-name="gr2" draw:text-style-name="P2" draw:layer="layout" svg:x1="4.429cm" svg:y1="5.572cm" svg:x2="4.429cm" svg:y2="8.62cm">
          <text:p/>
        </draw:line>
        <draw:line draw:style-name="gr2" draw:text-style-name="P2" draw:layer="layout" svg:x1="9.255cm" svg:y1="3.921cm" svg:x2="9.255cm" svg:y2="6.969cm">
          <text:p/>
        </draw:line>
        <draw:frame draw:style-name="gr3" draw:text-style-name="P3" draw:layer="layout" svg:width="1.778cm" svg:height="1.27cm" svg:x="4.429cm" svg:y="6.715cm">
          <draw:text-box>
            <text:p>F<text:span text:style-name="T1">g,ver</text:span></text:p>
          </draw:text-box>
        </draw:frame>
        <draw:frame draw:style-name="gr3" draw:text-style-name="P3" draw:layer="layout" svg:width="1.778cm" svg:height="1.27cm" svg:x="9.382cm" svg:y="5.064cm">
          <draw:text-box>
            <text:p>F<text:span text:style-name="T1">g,ver</text:span></text:p>
          </draw:text-box>
        </draw:frame>
        <draw:line draw:style-name="gr11" draw:text-style-name="P1" draw:layer="layout" svg:x1="3.286cm" svg:y1="9.001cm" svg:x2="8.112cm" svg:y2="9.001cm">
          <text:p/>
        </draw:line>
        <draw:line draw:style-name="gr12" draw:text-style-name="P2" draw:layer="layout" svg:x1="3.286cm" svg:y1="6.525cm" svg:x2="3.286cm" svg:y2="9.001cm">
          <text:p/>
        </draw:line>
        <draw:line draw:style-name="gr12" draw:text-style-name="P2" draw:layer="layout" svg:x1="8.112cm" svg:y1="4.937cm" svg:x2="8.112cm" svg:y2="9.001cm">
          <text:p/>
        </draw:line>
        <draw:frame draw:style-name="gr13" draw:text-style-name="P8" draw:layer="layout" svg:width="1.905cm" svg:height="0.878cm" svg:x="5.191cm" svg:y="8.239cm">
          <draw:text-box>
            <text:p text:style-name="P7"><text:span text:style-name="T9">∆</text:span><text:span text:style-name="T10">x</text:span></text:p>
          </draw:text-box>
        </draw:frame>
        <draw:line draw:style-name="gr11" draw:text-style-name="P1" draw:layer="layout" svg:x1="1.635cm" svg:y1="6.525cm" svg:x2="1.635cm" svg:y2="4.937cm">
          <text:p/>
        </draw:line>
        <draw:line draw:style-name="gr12" draw:text-style-name="P2" draw:layer="layout" svg:x1="3.286cm" svg:y1="6.525cm" svg:x2="1.635cm" svg:y2="6.525cm">
          <text:p/>
        </draw:line>
        <draw:line draw:style-name="gr12" draw:text-style-name="P2" draw:layer="layout" svg:x1="1.635cm" svg:y1="4.937cm" svg:x2="8.112cm" svg:y2="4.937cm">
          <text:p/>
        </draw:line>
        <draw:frame draw:style-name="gr13" draw:text-style-name="P8" draw:layer="layout" svg:width="1.905cm" svg:height="0.878cm" svg:x="1.508cm" svg:y="5.318cm">
          <draw:text-box>
            <text:p text:style-name="P7"><text:span text:style-name="T9">∆</text:span><text:span text:style-name="T10">y</text:span></text:p>
          </draw:text-box>
        </draw:frame>
        <draw:frame draw:style-name="gr14" draw:text-style-name="P3" draw:layer="layout" svg:width="2.286cm" svg:height="1.114cm" svg:x="3.286cm" svg:y="2.524cm">
          <draw:text-box>
            <text:p>P<text:span text:style-name="T1">1</text:span></text:p>
          </draw:text-box>
        </draw:frame>
        <draw:frame draw:style-name="gr14" draw:text-style-name="P3" draw:layer="layout" svg:width="2.286cm" svg:height="1.114cm" svg:x="8.112cm" svg:y="1.435cm">
          <draw:text-box>
            <text:p>P<text:span text:style-name="T1">2</text:span></text:p>
          </draw:text-box>
        </draw:frame>
        <draw:frame draw:style-name="gr15" draw:text-style-name="P3" draw:layer="layout" svg:width="8.001cm" svg:height="15.875cm" svg:x="12.43cm" svg:y="1.508cm">
          <draw:text-box>
            <text:p><text:tab/>To move static unit from position P1 to P2 in 1 frame we should move it by <text:span text:style-name="T11">delta x</text:span> horizontally and by <text:span text:style-name="T11">delta y</text:span> vertically. To move unit by <text:span text:style-name="T11">delta x</text:span> points it should have current horizontally speed = <text:span text:style-name="T11">delta x</text:span> points per frame. So force we should apply horizontally to unit is delta <text:span text:style-name="T11">x – x</text:span><text:span text:style-name="T12">1</text:span><text:span text:style-name="T13">.</text:span><text:span text:style-name="T1"> </text:span></text:p>
            <text:p><text:span text:style-name="T1"><text:tab/></text:span><text:span text:style-name="T13">In case of </text:span><text:span text:style-name="T14">y</text:span><text:span text:style-name="T13"> we should additionally add force of gravitation to move unit up.</text:span></text:p>
          </draw:text-box>
        </draw:frame>
        <draw:frame draw:style-name="gr16" draw:text-style-name="P8" draw:layer="layout" svg:width="4.699cm" svg:height="1.777cm" svg:x="2.778cm" svg:y="11.044cm">
          <draw:text-box>
            <text:p text:style-name="P7"><text:span text:style-name="T9">∆</text:span><text:span text:style-name="T10">x = x</text:span><text:span text:style-name="T15">1</text:span><text:span text:style-name="T10"> + F</text:span><text:span text:style-name="T15">x</text:span></text:p>
            <text:p text:style-name="P7"><text:span text:style-name="T9">∆</text:span><text:span text:style-name="T9">y</text:span><text:span text:style-name="T10"> = y</text:span><text:span text:style-name="T15">1</text:span><text:span text:style-name="T10"> + F</text:span><text:span text:style-name="T15">y </text:span><text:span text:style-name="T16">- F</text:span><text:span text:style-name="T15">g</text:span></text:p>
          </draw:text-box>
        </draw:frame>
        <draw:frame draw:style-name="gr16" draw:text-style-name="P8" draw:layer="layout" svg:width="4.699cm" svg:height="1.777cm" svg:x="2.778cm" svg:y="13.446cm">
          <draw:text-box>
            <text:p text:style-name="P7"><text:span text:style-name="T10">F</text:span><text:span text:style-name="T15">x </text:span><text:span text:style-name="T16">= </text:span><text:span text:style-name="T17">∆</text:span><text:span text:style-name="T16">x - x</text:span><text:span text:style-name="T15">1</text:span><text:span text:style-name="T16"> </text:span></text:p>
            <text:p text:style-name="P7"><text:span text:style-name="T10">F</text:span><text:span text:style-name="T15">y </text:span><text:span text:style-name="T16">= </text:span><text:span text:style-name="T17">∆y</text:span><text:span text:style-name="T16"> - y</text:span><text:span text:style-name="T15">1</text:span><text:span text:style-name="T16"> + F</text:span><text:span text:style-name="T15">g</text:span><text:span text:style-name="T16"> </text:span><text:span text:style-name="T16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8T21:53:06.287582754</meta:creation-date>
    <dc:date>2017-03-28T23:41:28.270800715</dc:date>
    <meta:editing-duration>PT1H37M13S</meta:editing-duration>
    <meta:editing-cycles>32</meta:editing-cycles>
    <meta:generator>LibreOffice/5.2.3.3$Linux_X86_64 LibreOffice_project/20m0$Build-3</meta:generator>
    <meta:document-statistic meta:object-count="45"/>
  </office:meta>
</office:document-meta>
</file>

<file path=Object 1/content.xml><?xml version="1.0" encoding="utf-8"?>
<math xmlns="http://www.w3.org/1998/Math/MathML" display="block">
  <semantics>
    <mrow>
      <mover>
        <mi>a</mi>
        <mo stretchy="false">→</mo>
      </mover>
      <mo stretchy="false">=</mo>
      <mover>
        <mi>F</mi>
        <mo stretchy="false">→</mo>
      </mover>
    </mrow>
    <annotation encoding="StarMath 5.0">a csup{ rightarrow } = F csup{ rightarrow } </annotation>
  </semantics>
</math>
</file>

<file path=Object 2/content.xml><?xml version="1.0" encoding="utf-8"?>
<math xmlns="http://www.w3.org/1998/Math/MathML" display="block">
  <semantics>
    <mrow>
      <mrow>
        <mo fence="true" stretchy="false">[</mo>
        <mrow>
          <mover>
            <mi>u</mi>
            <mo stretchy="false">→</mo>
          </mover>
        </mrow>
        <mo fence="true" stretchy="false">]</mo>
      </mrow>
      <mo stretchy="false">=</mo>
      <mfrac>
        <mover>
          <mi mathvariant="italic">points</mi>
          <mo stretchy="false">→</mo>
        </mover>
        <mi mathvariant="italic">frame</mi>
      </mfrac>
    </mrow>
    <annotation encoding="StarMath 5.0">[u csup{ rightarrow } ]= {points csup{ rightarrow }} over {frame}</annotation>
  </semantics>
</math>
</file>

<file path=Object 3/content.xml><?xml version="1.0" encoding="utf-8"?>
<math xmlns="http://www.w3.org/1998/Math/MathML" display="block">
  <semantics>
    <mrow>
      <mrow>
        <mo fence="true" stretchy="false">[</mo>
        <mrow>
          <mover>
            <mi>a</mi>
            <mo stretchy="false">→</mo>
          </mover>
        </mrow>
        <mo fence="true" stretchy="false">]</mo>
      </mrow>
      <mo stretchy="false">=</mo>
      <mfrac>
        <mover>
          <mi mathvariant="italic">points</mi>
          <mo stretchy="false">→</mo>
        </mover>
        <msup>
          <mi mathvariant="italic">frame</mi>
          <mn>2</mn>
        </msup>
      </mfrac>
    </mrow>
    <annotation encoding="StarMath 5.0">[a csup{ rightarrow } ] = {points csup{ rightarrow }} over { frame^{2}} </annotation>
  </semantics>
</math>
</file>